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874in"/>
    </style:style>
    <style:style style:name="ro1" style:family="table-row">
      <style:table-row-properties style:row-height="0.3937in" fo:break-before="auto" style:use-optimal-row-height="false"/>
    </style:style>
    <style:style style:name="ro2" style:family="table-row">
      <style:table-row-properties style:row-height="0.787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d7d7" style:text-align-source="fix" style:repeat-content="false" fo:border="2.01pt solid #000000" style:vertical-align="middle"/>
      <style:paragraph-properties fo:text-align="center" fo:margin-left="0in"/>
    </style:style>
    <style:style style:name="gr1" style:family="graphic">
      <style:graphic-properties draw:textarea-horizontal-align="justify" draw:textarea-vertical-align="middle" draw:auto-grow-height="false" fo:min-height="0.278in" fo:min-width="0.3094in"/>
    </style:style>
    <style:style style:name="P1" style:family="paragraph"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custom-shape draw:z-index="0" draw:name="Form 1" draw:style-name="gr1" draw:text-style-name="P1" svg:width="0.3094in" svg:height="0.278in" svg:x="0.7941in" svg:y="3.815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" draw:name="Form 2" draw:style-name="gr1" draw:text-style-name="P1" svg:width="0.3094in" svg:height="0.278in" svg:x="1.8205in" svg:y="3.550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" draw:name="Form 3" draw:style-name="gr1" draw:text-style-name="P1" svg:width="0.3094in" svg:height="0.278in" svg:x="2.8331in" svg:y="3.825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" draw:name="Form 4" draw:style-name="gr1" draw:text-style-name="P1" svg:width="0.3094in" svg:height="0.278in" svg:x="3.3882in" svg:y="4.044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" draw:name="Form 5" draw:style-name="gr1" draw:text-style-name="P1" svg:width="0.3094in" svg:height="0.278in" svg:x="3.9366in" svg:y="3.5508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" draw:name="Form 6" draw:style-name="gr1" draw:text-style-name="P1" svg:width="0.3094in" svg:height="0.278in" svg:x="5.1949in" svg:y="3.5291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" draw:name="Form 7" draw:style-name="gr1" draw:text-style-name="P1" svg:width="0.3094in" svg:height="0.278in" svg:x="5.9752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7" draw:name="Form 8" draw:style-name="gr1" draw:text-style-name="P1" svg:width="0.3094in" svg:height="0.278in" svg:x="6.3134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8" draw:name="Form 1" draw:style-name="gr1" draw:text-style-name="P1" svg:width="0.3094in" svg:height="0.278in" svg:x="8.6689in" svg:y="3.815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9" draw:name="Form 2" draw:style-name="gr1" draw:text-style-name="P1" svg:width="0.3094in" svg:height="0.278in" svg:x="9.6953in" svg:y="3.550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0" draw:name="Form 3" draw:style-name="gr1" draw:text-style-name="P1" svg:width="0.3094in" svg:height="0.278in" svg:x="10.7079in" svg:y="3.825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1" draw:name="Form 4" draw:style-name="gr1" draw:text-style-name="P1" svg:width="0.3094in" svg:height="0.278in" svg:x="11.263in" svg:y="4.044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2" draw:name="Form 5" draw:style-name="gr1" draw:text-style-name="P1" svg:width="0.3094in" svg:height="0.278in" svg:x="11.8114in" svg:y="3.5508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3" draw:name="Form 6" draw:style-name="gr1" draw:text-style-name="P1" svg:width="0.3094in" svg:height="0.278in" svg:x="13.0697in" svg:y="3.5291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4" draw:name="Form 7" draw:style-name="gr1" draw:text-style-name="P1" svg:width="0.3094in" svg:height="0.278in" svg:x="13.85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5" draw:name="Form 8" draw:style-name="gr1" draw:text-style-name="P1" svg:width="0.3094in" svg:height="0.278in" svg:x="14.1882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6" draw:name="Form 1" draw:style-name="gr1" draw:text-style-name="P1" svg:width="0.3094in" svg:height="0.278in" svg:x="16.5441in" svg:y="3.815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7" draw:name="Form 2" draw:style-name="gr1" draw:text-style-name="P1" svg:width="0.3094in" svg:height="0.278in" svg:x="17.5705in" svg:y="3.550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8" draw:name="Form 3" draw:style-name="gr1" draw:text-style-name="P1" svg:width="0.3094in" svg:height="0.278in" svg:x="18.5831in" svg:y="3.825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9" draw:name="Form 4" draw:style-name="gr1" draw:text-style-name="P1" svg:width="0.3094in" svg:height="0.278in" svg:x="19.1382in" svg:y="4.044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0" draw:name="Form 5" draw:style-name="gr1" draw:text-style-name="P1" svg:width="0.3094in" svg:height="0.278in" svg:x="19.6866in" svg:y="3.5508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1" draw:name="Form 6" draw:style-name="gr1" draw:text-style-name="P1" svg:width="0.3094in" svg:height="0.278in" svg:x="20.9449in" svg:y="3.5291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2" draw:name="Form 7" draw:style-name="gr1" draw:text-style-name="P1" svg:width="0.3094in" svg:height="0.278in" svg:x="21.7252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3" draw:name="Form 8" draw:style-name="gr1" draw:text-style-name="P1" svg:width="0.3094in" svg:height="0.278in" svg:x="22.0634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4" draw:name="Form 1" draw:style-name="gr1" draw:text-style-name="P1" svg:width="0.3094in" svg:height="0.278in" svg:x="24.4189in" svg:y="3.815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5" draw:name="Form 2" draw:style-name="gr1" draw:text-style-name="P1" svg:width="0.3094in" svg:height="0.278in" svg:x="25.4453in" svg:y="3.550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6" draw:name="Form 3" draw:style-name="gr1" draw:text-style-name="P1" svg:width="0.3094in" svg:height="0.278in" svg:x="26.4579in" svg:y="3.825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7" draw:name="Form 4" draw:style-name="gr1" draw:text-style-name="P1" svg:width="0.3094in" svg:height="0.278in" svg:x="27.013in" svg:y="4.044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8" draw:name="Form 5" draw:style-name="gr1" draw:text-style-name="P1" svg:width="0.3094in" svg:height="0.278in" svg:x="27.5614in" svg:y="3.5508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9" draw:name="Form 6" draw:style-name="gr1" draw:text-style-name="P1" svg:width="0.3094in" svg:height="0.278in" svg:x="28.8197in" svg:y="3.5291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0" draw:name="Form 7" draw:style-name="gr1" draw:text-style-name="P1" svg:width="0.3094in" svg:height="0.278in" svg:x="29.6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1" draw:name="Form 8" draw:style-name="gr1" draw:text-style-name="P1" svg:width="0.3094in" svg:height="0.278in" svg:x="29.9382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2" draw:name="Form 1" draw:style-name="gr1" draw:text-style-name="P1" svg:width="0.3094in" svg:height="0.278in" svg:x="32.2941in" svg:y="3.815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3" draw:name="Form 2" draw:style-name="gr1" draw:text-style-name="P1" svg:width="0.3094in" svg:height="0.278in" svg:x="33.3205in" svg:y="3.550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4" draw:name="Form 3" draw:style-name="gr1" draw:text-style-name="P1" svg:width="0.3094in" svg:height="0.278in" svg:x="34.3331in" svg:y="3.825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5" draw:name="Form 4" draw:style-name="gr1" draw:text-style-name="P1" svg:width="0.3094in" svg:height="0.278in" svg:x="34.8882in" svg:y="4.044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6" draw:name="Form 5" draw:style-name="gr1" draw:text-style-name="P1" svg:width="0.3094in" svg:height="0.278in" svg:x="35.4366in" svg:y="3.5508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7" draw:name="Form 6" draw:style-name="gr1" draw:text-style-name="P1" svg:width="0.3094in" svg:height="0.278in" svg:x="36.6949in" svg:y="3.5291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8" draw:name="Form 7" draw:style-name="gr1" draw:text-style-name="P1" svg:width="0.3094in" svg:height="0.278in" svg:x="37.4752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9" draw:name="Form 8" draw:style-name="gr1" draw:text-style-name="P1" svg:width="0.3094in" svg:height="0.278in" svg:x="37.8134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0" draw:name="Form 1" draw:style-name="gr1" draw:text-style-name="P1" svg:width="0.3094in" svg:height="0.278in" svg:x="40.1689in" svg:y="3.815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1" draw:name="Form 2" draw:style-name="gr1" draw:text-style-name="P1" svg:width="0.3094in" svg:height="0.278in" svg:x="41.1953in" svg:y="3.550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2" draw:name="Form 3" draw:style-name="gr1" draw:text-style-name="P1" svg:width="0.3094in" svg:height="0.278in" svg:x="42.2079in" svg:y="3.825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3" draw:name="Form 4" draw:style-name="gr1" draw:text-style-name="P1" svg:width="0.3094in" svg:height="0.278in" svg:x="42.763in" svg:y="4.044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4" draw:name="Form 5" draw:style-name="gr1" draw:text-style-name="P1" svg:width="0.3094in" svg:height="0.278in" svg:x="43.3114in" svg:y="3.5508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5" draw:name="Form 6" draw:style-name="gr1" draw:text-style-name="P1" svg:width="0.3094in" svg:height="0.278in" svg:x="44.5697in" svg:y="3.5291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6" draw:name="Form 7" draw:style-name="gr1" draw:text-style-name="P1" svg:width="0.3094in" svg:height="0.278in" svg:x="45.35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7" draw:name="Form 8" draw:style-name="gr1" draw:text-style-name="P1" svg:width="0.3094in" svg:height="0.278in" svg:x="45.6882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8" draw:name="Form 1" draw:style-name="gr1" draw:text-style-name="P1" svg:width="0.3094in" svg:height="0.278in" svg:x="48.0441in" svg:y="3.815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9" draw:name="Form 2" draw:style-name="gr1" draw:text-style-name="P1" svg:width="0.3094in" svg:height="0.278in" svg:x="49.0705in" svg:y="3.550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0" draw:name="Form 3" draw:style-name="gr1" draw:text-style-name="P1" svg:width="0.3094in" svg:height="0.278in" svg:x="50.0831in" svg:y="3.825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1" draw:name="Form 4" draw:style-name="gr1" draw:text-style-name="P1" svg:width="0.3094in" svg:height="0.278in" svg:x="50.6382in" svg:y="4.044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2" draw:name="Form 5" draw:style-name="gr1" draw:text-style-name="P1" svg:width="0.3094in" svg:height="0.278in" svg:x="51.1866in" svg:y="3.5508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3" draw:name="Form 6" draw:style-name="gr1" draw:text-style-name="P1" svg:width="0.3094in" svg:height="0.278in" svg:x="52.4449in" svg:y="3.5291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4" draw:name="Form 7" draw:style-name="gr1" draw:text-style-name="P1" svg:width="0.3094in" svg:height="0.278in" svg:x="53.2252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5" draw:name="Form 8" draw:style-name="gr1" draw:text-style-name="P1" svg:width="0.3094in" svg:height="0.278in" svg:x="53.5634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6" draw:name="Form 1" draw:style-name="gr1" draw:text-style-name="P1" svg:width="0.3094in" svg:height="0.278in" svg:x="55.9189in" svg:y="3.815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7" draw:name="Form 2" draw:style-name="gr1" draw:text-style-name="P1" svg:width="0.3094in" svg:height="0.278in" svg:x="56.9453in" svg:y="3.550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8" draw:name="Form 3" draw:style-name="gr1" draw:text-style-name="P1" svg:width="0.3094in" svg:height="0.278in" svg:x="57.9579in" svg:y="3.825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9" draw:name="Form 4" draw:style-name="gr1" draw:text-style-name="P1" svg:width="0.3094in" svg:height="0.278in" svg:x="58.513in" svg:y="4.044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0" draw:name="Form 5" draw:style-name="gr1" draw:text-style-name="P1" svg:width="0.3094in" svg:height="0.278in" svg:x="59.0614in" svg:y="3.5508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1" draw:name="Form 6" draw:style-name="gr1" draw:text-style-name="P1" svg:width="0.3094in" svg:height="0.278in" svg:x="60.3197in" svg:y="3.5291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2" draw:name="Form 7" draw:style-name="gr1" draw:text-style-name="P1" svg:width="0.3094in" svg:height="0.278in" svg:x="61.1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3" draw:name="Form 8" draw:style-name="gr1" draw:text-style-name="P1" svg:width="0.3094in" svg:height="0.278in" svg:x="61.4382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4" draw:name="Form 1" draw:style-name="gr1" draw:text-style-name="P1" svg:width="0.3094in" svg:height="0.278in" svg:x="63.7941in" svg:y="3.815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5" draw:name="Form 2" draw:style-name="gr1" draw:text-style-name="P1" svg:width="0.3094in" svg:height="0.278in" svg:x="64.8205in" svg:y="3.550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6" draw:name="Form 3" draw:style-name="gr1" draw:text-style-name="P1" svg:width="0.3094in" svg:height="0.278in" svg:x="65.8331in" svg:y="3.825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7" draw:name="Form 4" draw:style-name="gr1" draw:text-style-name="P1" svg:width="0.3094in" svg:height="0.278in" svg:x="66.3882in" svg:y="4.044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8" draw:name="Form 5" draw:style-name="gr1" draw:text-style-name="P1" svg:width="0.3094in" svg:height="0.278in" svg:x="66.9366in" svg:y="3.5508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9" draw:name="Form 6" draw:style-name="gr1" draw:text-style-name="P1" svg:width="0.3094in" svg:height="0.278in" svg:x="68.1949in" svg:y="3.5291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70" draw:name="Form 7" draw:style-name="gr1" draw:text-style-name="P1" svg:width="0.3094in" svg:height="0.278in" svg:x="68.9752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71" draw:name="Form 8" draw:style-name="gr1" draw:text-style-name="P1" svg:width="0.3094in" svg:height="0.278in" svg:x="69.3134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table:shapes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 table:number-columns-spanned="9" table:number-rows-spanned="1">
            <text:p>edges</text:p>
          </table:table-cell>
          <table:covered-table-cell table:number-columns-repeated="8" table:style-name="ce2"/>
          <table:table-cell/>
          <table:table-cell table:style-name="ce1" office:value-type="string" calcext:value-type="string" table:number-columns-spanned="9" table:number-rows-spanned="1">
            <text:p>edges_trans</text:p>
          </table:table-cell>
          <table:covered-table-cell table:number-columns-repeated="8" table:style-name="ce2"/>
          <table:table-cell/>
          <table:table-cell table:style-name="ce1" office:value-type="string" calcext:value-type="string" table:number-columns-spanned="9" table:number-rows-spanned="1">
            <text:p>stripes</text:p>
          </table:table-cell>
          <table:covered-table-cell table:number-columns-repeated="8" table:style-name="ce2"/>
          <table:table-cell/>
          <table:table-cell table:style-name="ce1" office:value-type="string" calcext:value-type="string" table:number-columns-spanned="9" table:number-rows-spanned="1">
            <text:p>longstr_corn</text:p>
          </table:table-cell>
          <table:covered-table-cell table:number-columns-repeated="8" table:style-name="ce2"/>
          <table:table-cell/>
          <table:table-cell table:style-name="ce1" office:value-type="string" calcext:value-type="string" table:number-columns-spanned="9" table:number-rows-spanned="1">
            <text:p>longstr_corn_diag</text:p>
          </table:table-cell>
          <table:covered-table-cell table:number-columns-repeated="8" table:style-name="ce2"/>
          <table:table-cell/>
          <table:table-cell table:style-name="ce1" office:value-type="string" calcext:value-type="string" table:number-columns-spanned="9" table:number-rows-spanned="1">
            <text:p>curves or big_curves</text:p>
          </table:table-cell>
          <table:covered-table-cell table:number-columns-repeated="8" table:style-name="ce2"/>
          <table:table-cell/>
          <table:table-cell table:style-name="ce1" office:value-type="string" calcext:value-type="string" table:number-columns-spanned="9" table:number-rows-spanned="1">
            <text:p>digits_A</text:p>
          </table:table-cell>
          <table:covered-table-cell table:number-columns-repeated="8" table:style-name="ce2"/>
          <table:table-cell/>
          <table:table-cell table:style-name="ce1" office:value-type="string" calcext:value-type="string" table:number-columns-spanned="9" table:number-rows-spanned="1">
            <text:p>digits_B</text:p>
          </table:table-cell>
          <table:covered-table-cell table:number-columns-repeated="8" table:style-name="ce2"/>
          <table:table-cell/>
          <table:table-cell table:style-name="ce1" office:value-type="string" calcext:value-type="string" table:number-columns-spanned="9" table:number-rows-spanned="1">
            <text:p>x_shortstr_st2</text:p>
          </table:table-cell>
          <table:covered-table-cell table:number-columns-repeated="8" table:style-name="ce2"/>
          <table:table-cell table:number-columns-repeated="935"/>
        </table:table-row>
        <table:table-row table:style-name="ro1">
          <table:table-cell table:style-name="ce2" office:value-type="string" calcext:value-type="string">
            <text:p>input</text:p>
          </table:table-cell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ed_dl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ed_dl_tr_dl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style-name="ce2" table:number-columns-repeated="9"/>
          <table:table-cell/>
          <table:table-cell table:style-name="ce2" table:number-columns-repeated="9"/>
          <table:table-cell/>
          <table:table-cell table:style-name="ce2" table:number-columns-repeated="9"/>
          <table:table-cell/>
          <table:table-cell table:style-name="ce2" table:number-columns-repeated="9"/>
          <table:table-cell/>
          <table:table-cell table:style-name="ce2" table:number-columns-repeated="9"/>
          <table:table-cell/>
          <table:table-cell table:style-name="ce2" table:number-columns-repeated="9"/>
          <table:table-cell table:number-columns-repeated="935"/>
        </table:table-row>
        <table:table-row table:style-name="ro1">
          <table:table-cell table:style-name="ce2" office:value-type="string" calcext:value-type="string">
            <text:p>input</text:p>
          </table:table-cell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ed_dr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ed_dr_tr_dr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/>
          <table:table-cell table:style-name="ce2" table:number-columns-repeated="9"/>
          <table:table-cell/>
          <table:table-cell table:style-name="ce2" table:number-columns-repeated="9"/>
          <table:table-cell/>
          <table:table-cell table:style-name="ce2" table:number-columns-repeated="9"/>
          <table:table-cell/>
          <table:table-cell table:style-name="ce2" table:number-columns-repeated="9"/>
          <table:table-cell/>
          <table:table-cell table:style-name="ce2" table:number-columns-repeated="9"/>
          <table:table-cell/>
          <table:table-cell table:style-name="ce2" table:number-columns-repeated="9"/>
          <table:table-cell table:number-columns-repeated="935"/>
        </table:table-row>
        <table:table-row table:style-name="ro1">
          <table:table-cell table:style-name="ce2" office:value-type="string" calcext:value-type="string">
            <text:p>input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ed_ur</text:p>
          </table:table-cell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ed_d_tr_d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/>
          <table:table-cell table:style-name="ce2" table:number-columns-repeated="9"/>
          <table:table-cell/>
          <table:table-cell table:style-name="ce2" table:number-columns-repeated="9"/>
          <table:table-cell/>
          <table:table-cell table:style-name="ce2" table:number-columns-repeated="9"/>
          <table:table-cell/>
          <table:table-cell table:style-name="ce2" office:value-type="string" calcext:value-type="string">
            <text:p><text:span text:style-name="T1">long</text:span>str_dlur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/>
          <table:table-cell table:style-name="ce2" table:number-columns-repeated="9"/>
          <table:table-cell/>
          <table:table-cell table:style-name="ce2" table:number-columns-repeated="9"/>
          <table:table-cell table:number-columns-repeated="935"/>
        </table:table-row>
        <table:table-row table:style-name="ro1">
          <table:table-cell table:style-name="ce2" office:value-type="string" calcext:value-type="string">
            <text:p>input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ed_ul</text:p>
          </table:table-cell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ed_r_tr_r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/>
          <table:table-cell table:style-name="ce2" table:number-columns-repeated="9"/>
          <table:table-cell/>
          <table:table-cell table:style-name="ce2" table:number-columns-repeated="9"/>
          <table:table-cell/>
          <table:table-cell table:style-name="ce2" table:number-columns-repeated="9"/>
          <table:table-cell/>
          <table:table-cell table:style-name="ce2" office:value-type="string" calcext:value-type="string">
            <text:p><text:span text:style-name="T1">long</text:span>str_uldr</text:p>
          </table:table-cell>
          <table:table-cell table:style-name="ce2" table:number-columns-repeated="8"/>
          <table:table-cell/>
          <table:table-cell table:style-name="ce2" table:number-columns-repeated="9"/>
          <table:table-cell/>
          <table:table-cell table:style-name="ce2" table:number-columns-repeated="9"/>
          <table:table-cell table:number-columns-repeated="935"/>
        </table:table-row>
        <table:table-row table:style-name="ro1">
          <table:table-cell table:style-name="ce2" office:value-type="string" calcext:value-type="string">
            <text:p>input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ed_d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/>
          <table:table-cell table:style-name="ce2" office:value-type="string" calcext:value-type="string">
            <text:p>ed_ur</text:p>
          </table:table-cell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/>
          <table:table-cell table:style-name="ce2" table:number-columns-repeated="9"/>
          <table:table-cell/>
          <table:table-cell table:style-name="ce2" table:number-columns-repeated="9"/>
          <table:table-cell/>
          <table:table-cell table:style-name="ce2" office:value-type="string" calcext:value-type="string">
            <text:p><text:span text:style-name="T1">long</text:span>str_dlur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<text:span text:style-name="T1">long</text:span>str_lr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/>
          <table:table-cell table:style-name="ce2" table:number-columns-repeated="9"/>
          <table:table-cell/>
          <table:table-cell table:style-name="ce2" office:value-type="string" calcext:value-type="string">
            <text:p>str_w3_uldr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35"/>
        </table:table-row>
        <table:table-row table:style-name="ro1">
          <table:table-cell table:style-name="ce2" office:value-type="string" calcext:value-type="string">
            <text:p>input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/>
          <table:table-cell table:style-name="ce2" office:value-type="string" calcext:value-type="string">
            <text:p>ed_r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/>
          <table:table-cell table:style-name="ce2" office:value-type="string" calcext:value-type="string">
            <text:p>ed_ul</text:p>
          </table:table-cell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table:number-columns-repeated="9"/>
          <table:table-cell/>
          <table:table-cell table:style-name="ce2" table:number-columns-repeated="9"/>
          <table:table-cell/>
          <table:table-cell table:style-name="ce2" office:value-type="string" calcext:value-type="string">
            <text:p><text:span text:style-name="T1">long</text:span>str_uldr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longstr_ud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2" table:number-columns-repeated="9"/>
          <table:table-cell/>
          <table:table-cell table:style-name="ce2" office:value-type="string" calcext:value-type="string">
            <text:p>str_w3_dlur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935"/>
        </table:table-row>
        <table:table-row table:style-name="ro1">
          <table:table-cell table:style-name="ce2" office:value-type="string" calcext:value-type="string">
            <text:p>input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/>
          <table:table-cell table:style-name="ce2" office:value-type="string" calcext:value-type="string">
            <text:p>ed_u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ed_u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str_w3_lr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str_w3_uldr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<text:span text:style-name="T1">long</text:span>str_lr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curve_r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str_w3_dlur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str_w3_lr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935"/>
        </table:table-row>
        <table:table-row table:style-name="ro1">
          <table:table-cell table:style-name="ce2" office:value-type="string" calcext:value-type="string">
            <text:p>input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/>
          <table:table-cell table:style-name="ce2" office:value-type="string" calcext:value-type="string">
            <text:p>ed_l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/>
          <table:table-cell table:style-name="ce2" office:value-type="string" calcext:value-type="string">
            <text:p>ed_l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/>
          <table:table-cell table:style-name="ce2" office:value-type="string" calcext:value-type="string">
            <text:p>str_w3_ud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str_w3_dlur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longstr_ud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/>
          <table:table-cell table:style-name="ce2" office:value-type="string" calcext:value-type="string">
            <text:p>curve_u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circ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tr_w3_ud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935"/>
        </table:table-row>
        <table:table-row table:style-name="ro2">
          <table:table-cell table:style-name="ce2"/>
          <table:table-cell table:style-name="ce4" table:number-columns-repeated="8"/>
          <table:table-cell/>
          <table:table-cell table:style-name="ce2"/>
          <table:table-cell table:style-name="ce4" table:number-columns-repeated="8"/>
          <table:table-cell/>
          <table:table-cell table:style-name="ce2"/>
          <table:table-cell table:style-name="ce4" table:number-columns-repeated="8"/>
          <table:table-cell/>
          <table:table-cell table:style-name="ce2"/>
          <table:table-cell table:style-name="ce4" table:number-columns-repeated="4"/>
          <table:table-cell table:style-name="ce9"/>
          <table:table-cell table:style-name="ce4"/>
          <table:table-cell table:style-name="ce9"/>
          <table:table-cell table:style-name="ce4"/>
          <table:table-cell/>
          <table:table-cell table:style-name="ce2"/>
          <table:table-cell table:style-name="ce4"/>
          <table:table-cell table:style-name="ce9"/>
          <table:table-cell table:style-name="ce4"/>
          <table:table-cell table:style-name="ce9"/>
          <table:table-cell table:style-name="ce4" table:number-columns-repeated="4"/>
          <table:table-cell/>
          <table:table-cell table:style-name="ce2"/>
          <table:table-cell table:style-name="ce4" table:number-columns-repeated="8"/>
          <table:table-cell/>
          <table:table-cell table:style-name="ce2"/>
          <table:table-cell table:style-name="ce4" table:number-columns-repeated="8"/>
          <table:table-cell/>
          <table:table-cell table:style-name="ce2"/>
          <table:table-cell table:style-name="ce4" table:number-columns-repeated="8"/>
          <table:table-cell/>
          <table:table-cell table:style-name="ce2"/>
          <table:table-cell table:style-name="ce4" table:number-columns-repeated="8"/>
          <table:table-cell table:number-columns-repeated="935"/>
        </table:table-row>
        <table:table-row table:style-name="ro1">
          <table:table-cell table:style-name="ce2" office:value-type="string" calcext:value-type="string">
            <text:p>ed_l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table:number-columns-repeated="5"/>
          <table:table-cell/>
          <table:table-cell table:style-name="ce2" office:value-type="string" calcext:value-type="string">
            <text:p>ed_l_tr_l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/>
          <table:table-cell table:style-name="ce2" office:value-type="string" calcext:value-type="string">
            <text:p>str_w3_ud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/>
          <table:table-cell table:style-name="ce2" office:value-type="string" calcext:value-type="string">
            <text:p>longstr_ud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<text:span text:style-name="T1">long</text:span>str_uldr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curve_l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one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ix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2_str_w3_lr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935"/>
        </table:table-row>
        <table:table-row table:style-name="ro1">
          <table:table-cell table:style-name="ce2" office:value-type="string" calcext:value-type="string">
            <text:p>ed_u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ed_u_tr_u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str_w3_lr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<text:span text:style-name="T1">long</text:span>str_lr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<text:span text:style-name="T1">long</text:span>str_dlur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curve_u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two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eight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2_str_w3_ud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935"/>
        </table:table-row>
        <table:table-row table:style-name="ro1">
          <table:table-cell table:style-name="ce2" office:value-type="string" calcext:value-type="string">
            <text:p>ed_r</text:p>
          </table:table-cell>
          <table:table-cell table:style-name="ce2" office:value-type="float" office:value="-1" calcext:value-type="float">
            <text:p>-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/>
          <table:table-cell table:style-name="ce2" office:value-type="string" calcext:value-type="string">
            <text:p>ed_r_tr_r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/>
          <table:table-cell table:style-name="ce2" office:value-type="string" calcext:value-type="string">
            <text:p>str_w3_dlur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zero</text:p>
          </table:table-cell>
          <table:table-cell table:style-name="ce2" table:number-columns-repeated="8"/>
          <table:table-cell/>
          <table:table-cell table:style-name="ce2" office:value-type="string" calcext:value-type="string">
            <text:p>zero</text:p>
          </table:table-cell>
          <table:table-cell table:style-name="ce2" table:number-columns-repeated="8"/>
          <table:table-cell/>
          <table:table-cell table:style-name="ce2" office:value-type="string" calcext:value-type="string">
            <text:p>curve_r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fiv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nine</text:p>
          </table:table-cell>
          <table:table-cell table:style-name="ce2" table:number-columns-repeated="5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2_str_w3_uldr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935"/>
        </table:table-row>
        <table:table-row table:style-name="ro1">
          <table:table-cell table:style-name="ce2" office:value-type="string" calcext:value-type="string">
            <text:p>ed_d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ed_d_tr_d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/>
          <table:table-cell table:style-name="ce2" office:value-type="string" calcext:value-type="string">
            <text:p>str_w3_uldr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blob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zero</text:p>
          </table:table-cell>
          <table:table-cell table:style-name="ce2" table:number-columns-repeated="8"/>
          <table:table-cell/>
          <table:table-cell table:style-name="ce2" office:value-type="string" calcext:value-type="string">
            <text:p>curve_d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zero</text:p>
          </table:table-cell>
          <table:table-cell table:style-name="ce2" table:number-columns-repeated="8"/>
          <table:table-cell/>
          <table:table-cell table:style-name="ce2" table:number-columns-repeated="9"/>
          <table:table-cell/>
          <table:table-cell table:style-name="ce2" office:value-type="string" calcext:value-type="string">
            <text:p>2_str_w3_dlur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35"/>
        </table:table-row>
        <table:table-row table:style-name="ro1">
          <table:table-cell table:style-name="ce2" office:value-type="string" calcext:value-type="string">
            <text:p>ed_ul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/>
          <table:table-cell/>
          <table:table-cell table:style-name="ce2" office:value-type="string" calcext:value-type="string">
            <text:p>ed_ul_tr_ul</text:p>
          </table:table-cell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zero</text:p>
          </table:table-cell>
          <table:table-cell table:style-name="ce2" table:number-columns-repeated="8"/>
          <table:table-cell/>
          <table:table-cell table:style-name="ce2" office:value-type="string" calcext:value-type="string">
            <text:p>corner_ul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6"/>
          <table:table-cell/>
          <table:table-cell table:style-name="ce2" office:value-type="string" calcext:value-type="string">
            <text:p><text:span text:style-name="T1">corner</text:span>_u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circle</text:p>
          </table:table-cell>
          <table:table-cell table:number-columns-repeated="8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zero</text:p>
          </table:table-cell>
          <table:table-cell table:style-name="ce2" table:number-columns-repeated="8"/>
          <table:table-cell/>
          <table:table-cell table:style-name="ce2" table:number-columns-repeated="9"/>
          <table:table-cell/>
          <table:table-cell table:style-name="ce2" office:value-type="string" calcext:value-type="string">
            <text:p>cube_w3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935"/>
        </table:table-row>
        <table:table-row table:style-name="ro1">
          <table:table-cell table:style-name="ce2" office:value-type="string" calcext:value-type="string">
            <text:p>ed_ur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/>
          <table:table-cell table:style-name="ce2" office:value-type="string" calcext:value-type="string">
            <text:p>ed_ur_tr_ur</text:p>
          </table:table-cell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zero</text:p>
          </table:table-cell>
          <table:table-cell table:style-name="ce2" table:number-columns-repeated="8"/>
          <table:table-cell/>
          <table:table-cell table:style-name="ce2" office:value-type="string" calcext:value-type="string">
            <text:p><text:span text:style-name="T1">corner</text:span>_ur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5"/>
          <table:table-cell/>
          <table:table-cell table:style-name="ce2" office:value-type="string" calcext:value-type="string">
            <text:p><text:span text:style-name="T1">corner</text:span>_r</text:p>
          </table:table-cell>
          <table:table-cell table:style-name="ce2" table:number-columns-repeated="5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table:number-columns-repeated="9"/>
          <table:table-cell/>
          <table:table-cell table:style-name="ce2" office:value-type="string" calcext:value-type="string">
            <text:p>zero</text:p>
          </table:table-cell>
          <table:table-cell table:style-name="ce2" table:number-columns-repeated="8"/>
          <table:table-cell/>
          <table:table-cell table:style-name="ce2" table:number-columns-repeated="9"/>
          <table:table-cell/>
          <table:table-cell table:style-name="ce2" office:value-type="string" calcext:value-type="string">
            <text:p>diam_w3</text:p>
          </table:table-cell>
          <table:table-cell table:style-name="ce2" table:number-columns-repeated="4"/>
          <table:table-cell table:number-columns-repeated="4" table:style-name="ce2" office:value-type="float" office:value="1" calcext:value-type="float">
            <text:p>1</text:p>
          </table:table-cell>
          <table:table-cell table:number-columns-repeated="935"/>
        </table:table-row>
        <table:table-row table:style-name="ro1">
          <table:table-cell table:style-name="ce2" office:value-type="string" calcext:value-type="string">
            <text:p>ed_dr</text:p>
          </table:table-cell>
          <table:table-cell table:style-name="ce2" table:number-columns-repeated="4"/>
          <table:table-cell table:style-name="ce2" office:value-type="float" office:value="-1" calcext:value-type="float">
            <text:p>-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ed_dr_tr_dr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zero</text:p>
          </table:table-cell>
          <table:table-cell table:style-name="ce2" table:number-columns-repeated="8"/>
          <table:table-cell/>
          <table:table-cell table:style-name="ce2" office:value-type="string" calcext:value-type="string">
            <text:p><text:span text:style-name="T1">corner</text:span>_dr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<text:span text:style-name="T1">corner</text:span>_d</text:p>
          </table:table-cell>
          <table:table-cell table:style-name="ce2" table:number-columns-repeated="6"/>
          <table:table-cell table:number-columns-repeated="2" table:style-name="ce2" office:value-type="float" office:value="1" calcext:value-type="float">
            <text:p>1</text:p>
          </table:table-cell>
          <table:table-cell/>
          <table:table-cell table:style-name="ce2" table:number-columns-repeated="9"/>
          <table:table-cell/>
          <table:table-cell table:style-name="ce2" office:value-type="string" calcext:value-type="string">
            <text:p>zero</text:p>
          </table:table-cell>
          <table:table-cell table:style-name="ce2" table:number-columns-repeated="8"/>
          <table:table-cell/>
          <table:table-cell table:style-name="ce2" table:number-columns-repeated="9"/>
          <table:table-cell/>
          <table:table-cell table:style-name="ce2" office:value-type="string" calcext:value-type="string">
            <text:p>circ_w3</text:p>
          </table:table-cell>
          <table:table-cell table:number-columns-repeated="8" table:style-name="ce2" office:value-type="float" office:value="1" calcext:value-type="float">
            <text:p>1</text:p>
          </table:table-cell>
          <table:table-cell table:number-columns-repeated="935"/>
        </table:table-row>
        <table:table-row table:style-name="ro1">
          <table:table-cell table:style-name="ce2" office:value-type="string" calcext:value-type="string">
            <text:p>ed_dl</text:p>
          </table:table-cell>
          <table:table-cell table:style-name="ce2" table:number-columns-repeated="5"/>
          <table:table-cell table:style-name="ce2" office:value-type="float" office:value="-1" calcext:value-type="float">
            <text:p>-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ed_dl_tr_dl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zero</text:p>
          </table:table-cell>
          <table:table-cell table:style-name="ce2" table:number-columns-repeated="8"/>
          <table:table-cell/>
          <table:table-cell table:style-name="ce2" office:value-type="string" calcext:value-type="string">
            <text:p><text:span text:style-name="T1">corner</text:span>_dl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<text:span text:style-name="T1">corner</text:span>_l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2" table:number-columns-repeated="9"/>
          <table:table-cell/>
          <table:table-cell table:style-name="ce2" office:value-type="string" calcext:value-type="string">
            <text:p>zero</text:p>
          </table:table-cell>
          <table:table-cell table:style-name="ce2" table:number-columns-repeated="8"/>
          <table:table-cell/>
          <table:table-cell table:style-name="ce2" table:number-columns-repeated="9"/>
          <table:table-cell/>
          <table:table-cell table:style-name="ce2" office:value-type="string" calcext:value-type="string">
            <text:p>zero</text:p>
          </table:table-cell>
          <table:table-cell table:style-name="ce2" table:number-columns-repeated="8"/>
          <table:table-cell table:number-columns-repeated="93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7T09:21:25.785000000</meta:creation-date>
    <dc:date>2023-02-08T12:57:43.769028188</dc:date>
    <meta:editing-duration>P1DT1H7M18S</meta:editing-duration>
    <meta:editing-cycles>9</meta:editing-cycles>
    <meta:generator>LibreOffice/6.4.7.2$Linux_X86_64 LibreOffice_project/40$Build-2</meta:generator>
    <meta:document-statistic meta:table-count="1" meta:cell-count="301" meta:object-count="72"/>
  </office:meta>
</office:document-meta>
</file>